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381ADB005F76A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761cm, 0.058cm, -0.038cm, 0.89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499cm" svg:height="9.249cm" svg:x="1.5cm" svg:y="11cm">
          <draw:image xlink:href="Pictures/100000000000055600000300C381ADB005F76A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08:28:30.476052623</meta:creation-date>
    <dc:date>2023-04-26T08:29:31.892501043</dc:date>
    <meta:editing-duration>PT1M9S</meta:editing-duration>
    <meta:editing-cycles>1</meta:editing-cycles>
    <meta:document-statistic meta:object-count="1"/>
    <meta:generator>LibreOffice/7.3.7.2$Linux_X86_64 LibreOffice_project/30$Build-2</meta:generator>
  </office:meta>
</office:document-meta>
</file>